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19d2de" officeooo:paragraph-rsid="0019d2de" style:font-size-asian="10pt" style:font-size-complex="10pt"/>
    </style:style>
    <style:style style:name="P2" style:family="paragraph" style:parent-style-name="Standard">
      <style:text-properties style:font-name="Courier New" fo:font-size="10pt" officeooo:rsid="0019d2de" officeooo:paragraph-rsid="001c9565" style:font-size-asian="10pt" style:font-size-complex="10pt"/>
    </style:style>
    <style:style style:name="P3" style:family="paragraph" style:parent-style-name="Standard">
      <style:text-properties style:font-name="Courier New" fo:font-size="10pt" officeooo:rsid="001af3ef" officeooo:paragraph-rsid="001af3ef" style:font-size-asian="10pt" style:font-size-complex="10pt"/>
    </style:style>
    <style:style style:name="P4" style:family="paragraph" style:parent-style-name="Standard">
      <style:text-properties style:font-name="Courier New" fo:font-size="10pt" officeooo:rsid="001e4c22" officeooo:paragraph-rsid="001e4c22" style:font-size-asian="10pt" style:font-size-complex="10pt"/>
    </style:style>
    <style:style style:name="T1" style:family="text">
      <style:text-properties officeooo:rsid="0019f83f"/>
    </style:style>
    <style:style style:name="T2" style:family="text">
      <style:text-properties officeooo:rsid="001c9565"/>
    </style:style>
    <style:style style:name="T3" style:family="text">
      <style:text-properties officeooo:rsid="001e4c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0 tema 3</text:p>
      <text:p text:style-name="P1"/>
      <text:p text:style-name="P1">a) El numero de secuencia del primer segmento es 127 y el del segundo es 197.</text:p>
      <text:p text:style-name="P1"><text:tab/>el primer segmento: 127 a 196</text:p>
      <text:p text:style-name="P1"><text:tab/>el segundo segmento: 197 al 246</text:p>
      <text:p text:style-name="P1"/>
      <text:p text:style-name="P2">b) <text:span text:style-name="T1">El acuse es 197 (Siguiente que espera) ACK = Acuse </text:span></text:p>
      <text:p text:style-name="P2"><text:span text:style-name="T1"><text:tab/>Puerto origen: 80, </text:span></text:p>
      <text:p text:style-name="P2"><text:span text:style-name="T1"><text:tab/>Puerto destino: 302</text:span></text:p>
      <text:p text:style-name="P3"/>
      <text:p text:style-name="P3">c) <text:span text:style-name="T2">El acuse es 127</text:span></text:p>
      <text:p text:style-name="P3"><text:tab/><text:span text:style-name="T3">Puerto origen: 80</text:span></text:p>
      <text:p text:style-name="P3"><text:tab/><text:span text:style-name="T3">Puerto destino: 302</text:span></text:p>
      <text:p text:style-name="P3"/>
      <text:p text:style-name="P4">d) Si el 127 desaparece no pasa nada porque disponemos del 147 y es acumulat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8:26:06.283182417</meta:creation-date>
    <dc:date>2017-11-22T18:40:06.268268406</dc:date>
    <meta:editing-duration>PT13M5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75" meta:character-count="387" meta:non-whitespace-character-count="315"/>
  </office:meta>
</office:document-meta>
</file>